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LN_Document/SpLNProcMacros.xml" manifest:media-type="text/xml"/>
  <manifest:file-entry manifest:full-path="Basic/LN_Document/script-lb.xml" manifest:media-type="text/xml"/>
  <manifest:file-entry manifest:full-path="Basic/LN_Document/ThisDocument.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Liberation Mono" svg:font-family="'Liberation Mono'"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1">
      <style:paragraph-properties fo:margin-left="1cm" fo:margin-right="0cm" fo:text-indent="-1cm" style:auto-text-indent="false"/>
    </style:style>
    <style:style style:name="P3" style:family="paragraph" style:parent-style-name="author">
      <style:text-properties style:font-name="Times New Roman" fo:font-size="10pt" fo:language="en" fo:country="US" officeooo:rsid="00159cb8" style:font-name-asian="Times New Roman2" style:font-size-asian="10pt" style:language-asian="en" style:country-asian="US" style:font-size-complex="10pt" style:language-complex="ar" style:country-complex="SA"/>
    </style:style>
    <style:style style:name="P4" style:family="paragraph" style:parent-style-name="abstract">
      <style:paragraph-properties fo:margin-left="1cm" fo:margin-right="1cm" fo:margin-top="0.656cm" fo:margin-bottom="0cm" style:contextual-spacing="true" fo:text-align="center" style:justify-single-word="false" fo:text-indent="0cm" style:auto-text-indent="false"/>
      <style:text-properties officeooo:paragraph-rsid="00159cb8"/>
    </style:style>
    <style:style style:name="P5" style:family="paragraph" style:parent-style-name="Heading_20_3">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179bed" officeooo:paragraph-rsid="0037056b" style:font-name-asian="Times New Roman2" style:font-size-asian="10pt" style:language-asian="en" style:country-asian="US" style:font-weight-asian="bold" style:font-size-complex="10pt" style:language-complex="ar" style:country-complex="SA"/>
    </style:style>
    <style:style style:name="P6" style:family="paragraph" style:parent-style-name="papertitle" style:master-page-name="First_20_Page">
      <style:paragraph-properties style:page-number="auto"/>
      <style:text-properties style:font-name="Times New Roman" fo:font-size="14pt" fo:language="en" fo:country="US" fo:font-weight="bold" officeooo:rsid="00159cb8" officeooo:paragraph-rsid="00159cb8" style:font-name-asian="Times New Roman2" style:font-size-asian="14pt" style:language-asian="en" style:country-asian="US" style:font-weight-asian="bold" style:font-size-complex="10pt" style:language-complex="ar" style:country-complex="SA"/>
    </style:style>
    <style:style style:name="P7" style:family="paragraph" style:parent-style-name="Standard">
      <style:text-properties fo:font-size="9.80000019073486pt" officeooo:paragraph-rsid="0037056b" style:font-size-asian="9.80000019073486pt" style:font-size-complex="9.80000019073486pt"/>
    </style:style>
    <style:style style:name="P8" style:family="paragraph" style:parent-style-name="Standard" style:list-style-name="L1">
      <loext:graphic-properties draw:fill="none"/>
      <style:paragraph-properties fo:margin-top="0.101cm" fo:margin-bottom="0.101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fo:font-size="9.80000019073486pt" officeooo:rsid="001a41a4" officeooo:paragraph-rsid="001a41a4" style:font-size-asian="9.80000019073486pt" style:font-size-complex="9.80000019073486pt" fo:hyphenate="true" fo:hyphenation-remain-char-count="2" fo:hyphenation-push-char-count="2" loext:hyphenation-no-caps="true"/>
    </style:style>
    <style:style style:name="P9" style:family="paragraph" style:parent-style-name="Standard" style:list-style-name="L1">
      <loext:graphic-properties draw:fill="none"/>
      <style:paragraph-properties fo:margin-top="0.101cm" fo:margin-bottom="0.101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fo:font-size="9.80000019073486pt" officeooo:rsid="001be4a8" officeooo:paragraph-rsid="001be4a8" style:font-size-asian="9.80000019073486pt" style:font-size-complex="9.80000019073486pt" fo:hyphenate="true" fo:hyphenation-remain-char-count="2" fo:hyphenation-push-char-count="2" loext:hyphenation-no-caps="true"/>
    </style:style>
    <style:style style:name="P10" style:family="paragraph" style:parent-style-name="Standard" style:list-style-name="L2">
      <loext:graphic-properties draw:fill="none"/>
      <style:paragraph-properties fo:margin-top="0cm" fo:margin-bottom="0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fo:font-size="9.80000019073486pt" officeooo:rsid="001d8a73" officeooo:paragraph-rsid="001d8a73" style:font-size-asian="9.80000019073486pt" style:font-size-complex="9.80000019073486pt" fo:hyphenate="true" fo:hyphenation-remain-char-count="2" fo:hyphenation-push-char-count="2" loext:hyphenation-no-caps="true"/>
    </style:style>
    <style:style style:name="P11" style:family="paragraph" style:parent-style-name="Standard" style:list-style-name="L2">
      <loext:graphic-properties draw:fill="none"/>
      <style:paragraph-properties fo:margin-top="0cm" fo:margin-bottom="0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fo:font-size="9.80000019073486pt" officeooo:rsid="001db253" officeooo:paragraph-rsid="001db253" style:font-size-asian="9.80000019073486pt" style:font-size-complex="9.80000019073486pt" fo:hyphenate="true" fo:hyphenation-remain-char-count="2" fo:hyphenation-push-char-count="2" loext:hyphenation-no-caps="true"/>
    </style:style>
    <style:style style:name="P12" style:family="paragraph" style:parent-style-name="Standard" style:list-style-name="L3">
      <loext:graphic-properties draw:fill="none"/>
      <style:paragraph-properties fo:margin-top="0cm" fo:margin-bottom="0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style:font-name="Times New Roman" fo:font-size="9.80000019073486pt" fo:language="en" fo:country="US" fo:font-style="normal" officeooo:rsid="003398a0" officeooo:paragraph-rsid="003398a0" style:font-name-asian="Times New Roman2" style:font-size-asian="9.80000019073486pt" style:language-asian="en" style:country-asian="US" style:font-style-asian="normal" style:font-size-complex="9.80000019073486pt" style:language-complex="ar" style:country-complex="SA" style:font-style-complex="normal" fo:hyphenate="true" fo:hyphenation-remain-char-count="2" fo:hyphenation-push-char-count="2" loext:hyphenation-no-caps="true"/>
    </style:style>
    <style:style style:name="P13" style:family="paragraph" style:parent-style-name="Standard" style:list-style-name="L3">
      <loext:graphic-properties draw:fill="none"/>
      <style:paragraph-properties fo:margin-top="0cm" fo:margin-bottom="0cm" style:contextual-spacing="false" style:line-height-at-least="0.423cm" fo:text-align="justify" style:justify-single-word="false" fo:orphans="2" fo:widows="2" fo:hyphenation-ladder-count="no-limit" fo:background-color="transparent" style:punctuation-wrap="hanging" style:vertical-align="baseline" style:writing-mode="lr-tb"/>
      <style:text-properties style:font-name="Times New Roman" fo:font-size="9.80000019073486pt" fo:language="en" fo:country="US" fo:font-style="normal" officeooo:rsid="003398a0" officeooo:paragraph-rsid="003d4fc2" style:font-name-asian="Times New Roman2" style:font-size-asian="9.80000019073486pt" style:language-asian="en" style:country-asian="US" style:font-style-asian="normal" style:font-size-complex="9.80000019073486pt" style:language-complex="ar" style:country-complex="SA" style:font-style-complex="normal" fo:hyphenate="true" fo:hyphenation-remain-char-count="2" fo:hyphenation-push-char-count="2" loext:hyphenation-no-caps="true"/>
    </style:style>
    <style:style style:name="P14" style:family="paragraph" style:parent-style-name="Standard" style:list-style-name="WWNum7">
      <style:paragraph-properties fo:margin-left="1cm" fo:margin-right="0cm" fo:text-indent="-1cm" style:auto-text-indent="false"/>
      <style:text-properties officeooo:rsid="00433289" officeooo:paragraph-rsid="004581d7"/>
    </style:style>
    <style:style style:name="P15" style:family="paragraph" style:parent-style-name="Standard">
      <style:paragraph-properties fo:margin-left="1cm" fo:margin-right="0cm" fo:text-indent="-1cm" style:auto-text-indent="false"/>
      <style:text-properties officeooo:paragraph-rsid="004581d7"/>
    </style:style>
    <style:style style:name="P16" style:family="paragraph" style:parent-style-name="Standard" style:list-style-name="WWNum7">
      <style:paragraph-properties fo:margin-left="1cm" fo:margin-right="0cm" fo:margin-top="0.101cm" fo:margin-bottom="0.101cm" style:contextual-spacing="false" fo:text-indent="-1cm" style:auto-text-indent="false"/>
      <style:text-properties officeooo:rsid="0049c4c1" officeooo:paragraph-rsid="0049c4c1"/>
    </style:style>
    <style:style style:name="P17" style:family="paragraph" style:parent-style-name="Standard" style:list-style-name="WWNum7">
      <style:paragraph-properties fo:margin-left="1cm" fo:margin-right="0cm" fo:margin-top="0.101cm" fo:margin-bottom="0.101cm" style:contextual-spacing="false" fo:text-indent="-1cm" style:auto-text-indent="false"/>
      <style:text-properties officeooo:rsid="00433289" officeooo:paragraph-rsid="004581d7"/>
    </style:style>
    <style:style style:name="P18"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9.80000019073486pt" fo:language="en" fo:country="US" officeooo:rsid="00218d45" officeooo:paragraph-rsid="00218d45" style:font-name-asian="Times New Roman2" style:font-size-asian="9.80000019073486pt" style:language-asian="en" style:country-asian="US" style:font-size-complex="9.80000019073486pt" style:language-complex="ar" style:country-complex="SA" fo:hyphenate="true" fo:hyphenation-remain-char-count="2" fo:hyphenation-push-char-count="2" loext:hyphenation-no-caps="true"/>
    </style:style>
    <style:style style:name="P19"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9.80000019073486pt" fo:language="en" fo:country="US" officeooo:rsid="002a2547" officeooo:paragraph-rsid="002a2547" style:font-name-asian="Times New Roman2" style:font-size-asian="9.80000019073486pt" style:language-asian="en" style:country-asian="US" style:font-size-complex="9.80000019073486pt" style:language-complex="ar" style:country-complex="SA" fo:hyphenate="true" fo:hyphenation-remain-char-count="2" fo:hyphenation-push-char-count="2" loext:hyphenation-no-caps="true"/>
    </style:style>
    <style:style style:name="P20"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9.80000019073486pt" fo:language="en" fo:country="US" officeooo:rsid="003398a0" officeooo:paragraph-rsid="003398a0" style:font-name-asian="Times New Roman2" style:font-size-asian="9.80000019073486pt" style:language-asian="en" style:country-asian="US" style:font-size-complex="9.80000019073486pt" style:language-complex="ar" style:country-complex="SA" fo:hyphenate="true" fo:hyphenation-remain-char-count="2" fo:hyphenation-push-char-count="2" loext:hyphenation-no-caps="true"/>
    </style:style>
    <style:style style:name="P21"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9.80000019073486pt" fo:language="en" fo:country="US" fo:font-style="normal" officeooo:rsid="002a2547" officeooo:paragraph-rsid="002a2547" style:font-name-asian="Times New Roman2" style:font-size-asian="9.80000019073486pt" style:language-asian="en" style:country-asian="US" style:font-style-asian="normal" style:font-size-complex="9.80000019073486pt" style:language-complex="ar" style:country-complex="SA" style:font-style-complex="normal" fo:hyphenate="true" fo:hyphenation-remain-char-count="2" fo:hyphenation-push-char-count="2" loext:hyphenation-no-caps="true"/>
    </style:style>
    <style:style style:name="P22"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9.80000019073486pt" fo:language="en" fo:country="US" fo:font-style="normal" officeooo:rsid="003398a0" officeooo:paragraph-rsid="003398a0" style:font-name-asian="Times New Roman2" style:font-size-asian="9.80000019073486pt" style:language-asian="en" style:country-asian="US" style:font-style-asian="normal" style:font-size-complex="9.80000019073486pt" style:language-complex="ar" style:country-complex="SA" style:font-style-complex="normal" fo:hyphenate="true" fo:hyphenation-remain-char-count="2" fo:hyphenation-push-char-count="2" loext:hyphenation-no-caps="true"/>
    </style:style>
    <style:style style:name="P23"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18d45" officeooo:paragraph-rsid="00218d45" style:font-size-asian="9.80000019073486pt" style:font-size-complex="9.80000019073486pt" fo:hyphenate="true" fo:hyphenation-remain-char-count="2" fo:hyphenation-push-char-count="2" loext:hyphenation-no-caps="true"/>
    </style:style>
    <style:style style:name="P24"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18d45" officeooo:paragraph-rsid="0026247d" style:font-size-asian="9.80000019073486pt" style:font-size-complex="9.80000019073486pt" fo:hyphenate="true" fo:hyphenation-remain-char-count="2" fo:hyphenation-push-char-count="2" loext:hyphenation-no-caps="true"/>
    </style:style>
    <style:style style:name="P25"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18d45" officeooo:paragraph-rsid="0030de08" style:font-size-asian="9.80000019073486pt" style:font-size-complex="9.80000019073486pt" fo:hyphenate="true" fo:hyphenation-remain-char-count="2" fo:hyphenation-push-char-count="2" loext:hyphenation-no-caps="true"/>
    </style:style>
    <style:style style:name="P26" style:family="paragraph" style:parent-style-name="Standard" style:list-style-name="WWNum7">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18d45" officeooo:paragraph-rsid="00383205" style:font-size-asian="9.80000019073486pt" style:font-size-complex="9.80000019073486pt" fo:hyphenate="true" fo:hyphenation-remain-char-count="2" fo:hyphenation-push-char-count="2" loext:hyphenation-no-caps="true"/>
    </style:style>
    <style:style style:name="P27" style:family="paragraph" style:parent-style-name="Standard" style:list-style-name="WWNum7">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18d45" officeooo:paragraph-rsid="00357db7" style:font-size-asian="9.80000019073486pt" style:font-size-complex="9.80000019073486pt" fo:hyphenate="true" fo:hyphenation-remain-char-count="2" fo:hyphenation-push-char-count="2" loext:hyphenation-no-caps="true"/>
    </style:style>
    <style:style style:name="P28"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27b975" officeooo:paragraph-rsid="0027b975" style:font-size-asian="9.80000019073486pt" style:font-size-complex="9.80000019073486pt" fo:hyphenate="true" fo:hyphenation-remain-char-count="2" fo:hyphenation-push-char-count="2" loext:hyphenation-no-caps="true"/>
    </style:style>
    <style:style style:name="P29" style:family="paragraph" style:parent-style-name="Standard">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30de08" officeooo:paragraph-rsid="0030de08" style:font-size-asian="9.80000019073486pt" style:font-size-complex="9.80000019073486pt" fo:hyphenate="true" fo:hyphenation-remain-char-count="2" fo:hyphenation-push-char-count="2" loext:hyphenation-no-caps="true"/>
    </style:style>
    <style:style style:name="P30" style:family="paragraph" style:parent-style-name="Standard" style:list-style-name="WWNum7">
      <loext:graphic-properties draw:fill="none"/>
      <style:paragraph-properties fo:margin-left="0.4cm" fo:margin-right="0cm" fo:margin-top="0.101cm" fo:margin-bottom="0.101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fo:font-size="9.80000019073486pt" officeooo:rsid="003398a0" officeooo:paragraph-rsid="003398a0" style:font-size-asian="9.80000019073486pt" style:font-size-complex="9.80000019073486pt" fo:hyphenate="true" fo:hyphenation-remain-char-count="2" fo:hyphenation-push-char-count="2" loext:hyphenation-no-caps="true"/>
    </style:style>
    <style:style style:name="P31" style:family="paragraph" style:parent-style-name="Standard" style:master-page-name="">
      <loext:graphic-properties draw:fill="none"/>
      <style:paragraph-properties fo:margin-left="0.4cm" fo:margin-right="0cm" fo:margin-top="0cm" fo:margin-bottom="0cm" style:contextual-spacing="false" style:line-height-at-least="0.423cm"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style:font-name="Times New Roman" fo:font-size="9.80000019073486pt" fo:language="en" fo:country="US" officeooo:rsid="00218d45" officeooo:paragraph-rsid="00218d45" style:font-name-asian="Times New Roman2" style:font-size-asian="9.80000019073486pt" style:language-asian="en" style:country-asian="US" style:font-size-complex="9.80000019073486pt" style:language-complex="ar" style:country-complex="SA" fo:hyphenate="true" fo:hyphenation-remain-char-count="2" fo:hyphenation-push-char-count="2" loext:hyphenation-no-caps="true"/>
    </style:style>
    <style:style style:name="P32" style:family="paragraph" style:parent-style-name="Standard" style:master-page-name="">
      <loext:graphic-properties draw:fill="none"/>
      <style:paragraph-properties fo:margin-left="0.4cm" fo:margin-right="0cm" fo:margin-top="0cm" fo:margin-bottom="0cm" style:contextual-spacing="false" style:line-height-at-least="0.423cm"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fo:font-size="9.80000019073486pt" officeooo:rsid="001d8a73" officeooo:paragraph-rsid="001d8a73" style:font-size-asian="9.80000019073486pt" style:font-size-complex="9.80000019073486pt" fo:hyphenate="true" fo:hyphenation-remain-char-count="2" fo:hyphenation-push-char-count="2" loext:hyphenation-no-caps="true"/>
    </style:style>
    <style:style style:name="P33" style:family="paragraph" style:parent-style-name="Standard">
      <style:paragraph-properties fo:margin-left="0cm" fo:margin-right="0cm" fo:text-indent="0cm" style:auto-text-indent="false"/>
      <style:text-properties fo:font-size="9.80000019073486pt" officeooo:rsid="001f656b" officeooo:paragraph-rsid="001f656b" style:font-size-asian="9.80000019073486pt" style:font-size-complex="9.80000019073486pt"/>
    </style:style>
    <style:style style:name="P34" style:family="paragraph" style:parent-style-name="Standard" style:master-page-name="">
      <loext:graphic-properties draw:fill="none"/>
      <style:paragraph-properties fo:margin-left="0.499cm" fo:margin-right="0cm" fo:margin-top="0cm" fo:margin-bottom="0cm" style:contextual-spacing="false" style:line-height-at-least="0.423cm"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fo:font-size="9.80000019073486pt" officeooo:rsid="0018a085" officeooo:paragraph-rsid="0018a085" style:font-size-asian="9.80000019073486pt" style:font-size-complex="9.80000019073486pt" fo:hyphenate="true" fo:hyphenation-remain-char-count="2" fo:hyphenation-push-char-count="2" loext:hyphenation-no-caps="true"/>
    </style:style>
    <style:style style:name="P35" style:family="paragraph" style:parent-style-name="heading1" style:list-style-name="WWNum7">
      <style:paragraph-properties fo:margin-left="1cm" fo:margin-right="0cm" fo:text-indent="-1cm" style:auto-text-indent="false"/>
      <style:text-properties style:font-name="Times New Roman" fo:font-size="12pt" fo:language="en" fo:country="US" fo:font-weight="bold" officeooo:rsid="00159cb8" officeooo:paragraph-rsid="00159cb8" style:font-name-asian="Times New Roman2" style:font-size-asian="12pt" style:language-asian="en" style:country-asian="US" style:font-weight-asian="bold" style:font-size-complex="10pt" style:language-complex="ar" style:country-complex="SA"/>
    </style:style>
    <style:style style:name="P36"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159cb8" officeooo:paragraph-rsid="00159cb8" style:font-name-asian="Times New Roman2" style:font-size-asian="10pt" style:language-asian="en" style:country-asian="US" style:font-weight-asian="bold" style:font-size-complex="10pt" style:language-complex="ar" style:country-complex="SA"/>
    </style:style>
    <style:style style:name="P37"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179bed" officeooo:paragraph-rsid="00179bed" style:font-name-asian="Times New Roman2" style:font-size-asian="10pt" style:language-asian="en" style:country-asian="US" style:font-weight-asian="bold" style:font-size-complex="10pt" style:language-complex="ar" style:country-complex="SA"/>
    </style:style>
    <style:style style:name="P38"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179bed" officeooo:paragraph-rsid="0030de08" style:font-name-asian="Times New Roman2" style:font-size-asian="10pt" style:language-asian="en" style:country-asian="US" style:font-weight-asian="bold" style:font-size-complex="10pt" style:language-complex="ar" style:country-complex="SA"/>
    </style:style>
    <style:style style:name="P39" style:family="paragraph" style:parent-style-name="heading2" style:list-style-name="WWNum7">
      <style:paragraph-properties fo:margin-left="1cm" fo:margin-right="0cm" fo:margin-top="0cm" fo:margin-bottom="0.282cm" style:contextual-spacing="false" fo:text-indent="-1cm" style:auto-text-indent="false"/>
      <style:text-properties officeooo:paragraph-rsid="001f656b"/>
    </style:style>
    <style:style style:name="P40" style:family="paragraph" style:parent-style-name="p1a">
      <style:text-properties fo:font-size="9.80000019073486pt" officeooo:paragraph-rsid="00383205" style:font-size-asian="9.80000019073486pt" style:font-size-complex="9.80000019073486pt"/>
    </style:style>
    <style:style style:name="P41" style:family="paragraph" style:parent-style-name="p1a" style:list-style-name="WWNum7">
      <style:paragraph-properties fo:margin-left="1cm" fo:margin-right="0cm" fo:margin-top="0cm" fo:margin-bottom="0.282cm" style:contextual-spacing="false" fo:text-indent="-1cm" style:auto-text-indent="false"/>
      <style:text-properties style:font-name="Times New Roman" fo:font-size="12pt" fo:language="en" fo:country="US" fo:font-weight="bold" officeooo:rsid="002c9247" officeooo:paragraph-rsid="002c9247" style:font-name-asian="Times New Roman2" style:font-size-asian="12pt" style:language-asian="en" style:country-asian="US" style:font-weight-asian="bold" style:font-size-complex="10pt" style:language-complex="ar" style:country-complex="SA"/>
    </style:style>
    <style:style style:name="P42" style:family="paragraph" style:parent-style-name="referenceitem" style:list-style-name="WWNum9">
      <style:text-properties officeooo:paragraph-rsid="00433289"/>
    </style:style>
    <style:style style:name="P43" style:family="paragraph" style:parent-style-name="referenceitem" style:list-style-name="WWNum9">
      <style:text-properties officeooo:paragraph-rsid="004d6a8c"/>
    </style:style>
    <style:style style:name="P44" style:family="paragraph" style:parent-style-name="referenceitem" style:list-style-name="WWNum9">
      <style:text-properties officeooo:rsid="002596b3" officeooo:paragraph-rsid="002596b3"/>
    </style:style>
    <style:style style:name="P45" style:family="paragraph" style:parent-style-name="referenceitem" style:list-style-name="WWNum9">
      <style:text-properties officeooo:rsid="002596b3" officeooo:paragraph-rsid="00433289"/>
    </style:style>
    <style:style style:name="T1" style:family="text">
      <style:text-properties style:text-position="super 58%" officeooo:rsid="0026247d"/>
    </style:style>
    <style:style style:name="T2" style:family="text">
      <style:text-properties style:text-position="super 58%" officeooo:rsid="0049c4c1"/>
    </style:style>
    <style:style style:name="T3" style:family="text">
      <style:text-properties fo:font-style="normal" style:font-style-asian="normal" style:font-style-complex="normal"/>
    </style:style>
    <style:style style:name="T4" style:family="text">
      <style:text-properties fo:font-style="normal" officeooo:rsid="00235db3" style:font-style-asian="normal" style:font-style-complex="normal"/>
    </style:style>
    <style:style style:name="T5" style:family="text">
      <style:text-properties fo:font-style="normal" officeooo:rsid="0023cc6d" style:font-style-asian="normal" style:font-style-complex="normal"/>
    </style:style>
    <style:style style:name="T6" style:family="text">
      <style:text-properties fo:font-style="normal" officeooo:rsid="00255e68" style:font-style-asian="normal" style:font-style-complex="normal"/>
    </style:style>
    <style:style style:name="T7" style:family="text">
      <style:text-properties fo:font-style="normal" officeooo:rsid="002d2f91" style:font-style-asian="normal" style:font-style-complex="normal"/>
    </style:style>
    <style:style style:name="T8" style:family="text">
      <style:text-properties fo:font-style="normal" officeooo:rsid="00357db7" style:font-style-asian="normal" style:font-style-complex="normal"/>
    </style:style>
    <style:style style:name="T9" style:family="text">
      <style:text-properties fo:font-style="normal" officeooo:rsid="00366132" style:font-style-asian="normal" style:font-style-complex="normal"/>
    </style:style>
    <style:style style:name="T10" style:family="text">
      <style:text-properties fo:font-style="normal" officeooo:rsid="002ea7e0" style:font-style-asian="normal" style:font-style-complex="normal"/>
    </style:style>
    <style:style style:name="T11" style:family="text">
      <style:text-properties fo:font-style="normal" officeooo:rsid="003ebbc0" style:font-style-asian="normal" style:font-style-complex="normal"/>
    </style:style>
    <style:style style:name="T12" style:family="text">
      <style:text-properties fo:font-style="normal" officeooo:rsid="00406f3b"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1e9853" style:font-style-asian="italic" style:font-style-complex="italic"/>
    </style:style>
    <style:style style:name="T15" style:family="text">
      <style:text-properties fo:font-style="italic" officeooo:rsid="00235db3" style:font-style-asian="italic" style:font-style-complex="italic"/>
    </style:style>
    <style:style style:name="T16" style:family="text">
      <style:text-properties fo:font-style="italic" officeooo:rsid="0023cc6d" style:font-style-asian="italic" style:font-style-complex="italic"/>
    </style:style>
    <style:style style:name="T17" style:family="text">
      <style:text-properties fo:font-style="italic" officeooo:rsid="00255e68" style:font-style-asian="italic" style:font-style-complex="italic"/>
    </style:style>
    <style:style style:name="T18" style:family="text">
      <style:text-properties officeooo:rsid="00159cb8"/>
    </style:style>
    <style:style style:name="T19" style:family="text">
      <style:text-properties style:font-name="Times New Roman" fo:font-size="10pt" fo:language="en" fo:country="US" style:font-name-asian="Times New Roman2" style:font-size-asian="10pt" style:language-asian="en" style:country-asian="US" style:font-size-complex="10pt" style:language-complex="ar" style:country-complex="SA"/>
    </style:style>
    <style:style style:name="T20" style:family="text">
      <style:text-properties style:font-name="Times New Roman" fo:font-size="10pt" fo:language="en" fo:country="US" officeooo:rsid="0044de62" style:font-name-asian="Times New Roman2" style:font-size-asian="10pt" style:language-asian="en" style:country-asian="US" style:font-size-complex="10pt" style:language-complex="ar" style:country-complex="SA"/>
    </style:style>
    <style:style style:name="T21" style:family="text">
      <style:text-properties style:font-name="Times New Roman" fo:font-size="10pt" fo:language="en" fo:country="US" officeooo:rsid="004581d7" style:font-name-asian="Times New Roman2" style:font-size-asian="10pt" style:language-asian="en" style:country-asian="US" style:font-size-complex="10pt" style:language-complex="ar" style:country-complex="SA"/>
    </style:style>
    <style:style style:name="T22" style:family="text">
      <style:text-properties style:font-name="Times New Roman" fo:font-size="10pt" fo:language="en" fo:country="US" officeooo:rsid="00481487" style:font-name-asian="Times New Roman2" style:font-size-asian="10pt" style:language-asian="en" style:country-asian="US" style:font-size-complex="10pt" style:language-complex="ar" style:country-complex="SA"/>
    </style:style>
    <style:style style:name="T23" style:family="text">
      <style:text-properties style:font-name="Times New Roman" fo:font-size="10pt" fo:language="en" fo:country="US" officeooo:rsid="00493e8e" style:font-name-asian="Times New Roman2" style:font-size-asian="10pt" style:language-asian="en" style:country-asian="US" style:font-size-complex="10pt" style:language-complex="ar" style:country-complex="SA"/>
    </style:style>
    <style:style style:name="T24" style:family="text">
      <style:text-properties style:font-name="Times New Roman" fo:font-size="10pt" fo:language="en" fo:country="US" officeooo:rsid="0049c4c1" style:font-name-asian="Times New Roman2" style:font-size-asian="10pt" style:language-asian="en" style:country-asian="US" style:font-size-complex="10pt" style:language-complex="ar" style:country-complex="SA"/>
    </style:style>
    <style:style style:name="T25" style:family="text">
      <style:text-properties style:font-name="Times New Roman" fo:font-size="10pt" fo:language="en" fo:country="US" officeooo:rsid="004d6a8c" style:font-name-asian="Times New Roman2" style:font-size-asian="10pt" style:language-asian="en" style:country-asian="US" style:font-size-complex="10pt" style:language-complex="ar" style:country-complex="SA"/>
    </style:style>
    <style:style style:name="T26" style:family="text">
      <style:text-properties style:font-name="Times New Roman" fo:font-size="10pt" fo:language="en" fo:country="US" fo:font-weight="bold" officeooo:rsid="00179bed" style:font-name-asian="Times New Roman2" style:font-size-asian="10pt" style:language-asian="en" style:country-asian="US" style:font-weight-asian="bold" style:font-size-complex="10pt" style:language-complex="ar" style:country-complex="SA"/>
    </style:style>
    <style:style style:name="T27" style:family="text">
      <style:text-properties style:font-name="Times New Roman" fo:font-size="9pt" fo:language="en" fo:country="US" officeooo:rsid="00159cb8" style:font-name-asian="Times New Roman2" style:font-size-asian="9pt" style:language-asian="en" style:country-asian="US" style:font-size-complex="10pt" style:language-complex="ar" style:country-complex="SA"/>
    </style:style>
    <style:style style:name="T28" style:family="text">
      <style:text-properties style:font-name="Times New Roman" fo:language="en" fo:country="US" style:font-name-asian="Times New Roman2" style:language-asian="en" style:country-asian="US" style:language-complex="ar" style:country-complex="SA"/>
    </style:style>
    <style:style style:name="T29" style:family="text">
      <style:text-properties style:font-name="Times New Roman" fo:language="en" fo:country="US" officeooo:rsid="00383205" style:font-name-asian="Times New Roman2" style:language-asian="en" style:country-asian="US" style:language-complex="ar" style:country-complex="SA"/>
    </style:style>
    <style:style style:name="T30" style:family="text">
      <style:text-properties style:font-name="Times New Roman" fo:language="en" fo:country="US" officeooo:rsid="001db253" style:font-name-asian="Times New Roman2" style:language-asian="en" style:country-asian="US" style:language-complex="ar" style:country-complex="SA"/>
    </style:style>
    <style:style style:name="T31" style:family="text">
      <style:text-properties style:font-name="Times New Roman" fo:language="en" fo:country="US" officeooo:rsid="00255e68" style:font-name-asian="Times New Roman2" style:language-asian="en" style:country-asian="US" style:language-complex="ar" style:country-complex="SA"/>
    </style:style>
    <style:style style:name="T32" style:family="text">
      <style:text-properties style:font-name="Times New Roman" fo:language="en" fo:country="US" officeooo:rsid="003d4fc2" style:font-name-asian="Times New Roman2" style:language-asian="en" style:country-asian="US" style:language-complex="ar" style:country-complex="SA"/>
    </style:style>
    <style:style style:name="T33" style:family="text">
      <style:text-properties style:font-name="Times New Roman" fo:language="en" fo:country="US" officeooo:rsid="003ebbc0" style:font-name-asian="Times New Roman2" style:language-asian="en" style:country-asian="US" style:language-complex="ar" style:country-complex="SA"/>
    </style:style>
    <style:style style:name="T34" style:family="text">
      <style:text-properties style:font-name="Times New Roman" fo:language="en" fo:country="US" officeooo:rsid="00406f3b" style:font-name-asian="Times New Roman2" style:language-asian="en" style:country-asian="US" style:language-complex="ar" style:country-complex="SA"/>
    </style:style>
    <style:style style:name="T35" style:family="text">
      <style:text-properties style:font-name="Times New Roman" fo:language="en" fo:country="US" officeooo:rsid="00411884" style:font-name-asian="Times New Roman2" style:language-asian="en" style:country-asian="US" style:language-complex="ar" style:country-complex="SA"/>
    </style:style>
    <style:style style:name="T36" style:family="text">
      <style:text-properties style:font-name="Times New Roman" fo:language="en" fo:country="US" fo:font-style="italic" style:font-name-asian="Times New Roman2" style:language-asian="en" style:country-asian="US" style:font-style-asian="italic" style:language-complex="ar" style:country-complex="SA" style:font-style-complex="italic"/>
    </style:style>
    <style:style style:name="T37" style:family="text">
      <style:text-properties style:font-name="Times New Roman" fo:language="en" fo:country="US" fo:font-style="italic" officeooo:rsid="00255e68" style:font-name-asian="Times New Roman2" style:language-asian="en" style:country-asian="US" style:font-style-asian="italic" style:language-complex="ar" style:country-complex="SA" style:font-style-complex="italic"/>
    </style:style>
    <style:style style:name="T38" style:family="text">
      <style:text-properties style:font-name="Times New Roman" fo:language="en" fo:country="US" fo:font-style="italic" officeooo:rsid="00328d03" style:font-name-asian="Times New Roman2" style:language-asian="en" style:country-asian="US" style:font-style-asian="italic" style:language-complex="ar" style:country-complex="SA" style:font-style-complex="italic"/>
    </style:style>
    <style:style style:name="T39" style:family="text">
      <style:text-properties style:font-name="Times New Roman" fo:language="en" fo:country="US" fo:font-style="normal" style:font-name-asian="Times New Roman2" style:language-asian="en" style:country-asian="US" style:font-style-asian="normal" style:language-complex="ar" style:country-complex="SA" style:font-style-complex="normal"/>
    </style:style>
    <style:style style:name="T40" style:family="text">
      <style:text-properties style:font-name="Times New Roman" fo:language="en" fo:country="US" fo:font-style="normal" officeooo:rsid="00255e68" style:font-name-asian="Times New Roman2" style:language-asian="en" style:country-asian="US" style:font-style-asian="normal" style:language-complex="ar" style:country-complex="SA" style:font-style-complex="normal"/>
    </style:style>
    <style:style style:name="T41" style:family="text">
      <style:text-properties style:font-name="Times New Roman" fo:language="en" fo:country="US" fo:font-style="normal" officeooo:rsid="003d4fc2" style:font-name-asian="Times New Roman2" style:language-asian="en" style:country-asian="US" style:font-style-asian="normal" style:language-complex="ar" style:country-complex="SA" style:font-style-complex="normal"/>
    </style:style>
    <style:style style:name="T42" style:family="text">
      <style:text-properties style:font-name="Times New Roman" fo:language="en" fo:country="US" fo:font-style="normal" officeooo:rsid="0026247d" style:font-name-asian="Times New Roman2" style:language-asian="en" style:country-asian="US" style:font-style-asian="normal" style:language-complex="ar" style:country-complex="SA" style:font-style-complex="normal"/>
    </style:style>
    <style:style style:name="T43" style:family="text">
      <style:text-properties style:font-name="Times New Roman" fo:language="en" fo:country="US" fo:font-style="normal" officeooo:rsid="0027b975" style:font-name-asian="Times New Roman2" style:language-asian="en" style:country-asian="US" style:font-style-asian="normal" style:language-complex="ar" style:country-complex="SA" style:font-style-complex="normal"/>
    </style:style>
    <style:style style:name="T44" style:family="text">
      <style:text-properties style:font-name="Times New Roman" fo:language="en" fo:country="US" fo:font-style="normal" officeooo:rsid="002a2547" style:font-name-asian="Times New Roman2" style:language-asian="en" style:country-asian="US" style:font-style-asian="normal" style:language-complex="ar" style:country-complex="SA" style:font-style-complex="normal"/>
    </style:style>
    <style:style style:name="T45" style:family="text">
      <style:text-properties style:font-name="Times New Roman" fo:language="en" fo:country="US" fo:font-style="normal" officeooo:rsid="002f815a" style:font-name-asian="Times New Roman2" style:language-asian="en" style:country-asian="US" style:font-style-asian="normal" style:language-complex="ar" style:country-complex="SA" style:font-style-complex="normal"/>
    </style:style>
    <style:style style:name="T46" style:family="text">
      <style:text-properties style:font-name="Times New Roman" fo:language="en" fo:country="US" fo:font-style="normal" officeooo:rsid="002ea7e0" style:font-name-asian="Times New Roman2" style:language-asian="en" style:country-asian="US" style:font-style-asian="normal" style:language-complex="ar" style:country-complex="SA" style:font-style-complex="normal"/>
    </style:style>
    <style:style style:name="T47" style:family="text">
      <style:text-properties style:font-name="Times New Roman" fo:language="en" fo:country="US" fo:font-style="normal" officeooo:rsid="00383205" style:font-name-asian="Times New Roman2" style:language-asian="en" style:country-asian="US" style:font-style-asian="normal" style:language-complex="ar" style:country-complex="SA" style:font-style-complex="normal"/>
    </style:style>
    <style:style style:name="T48" style:family="text">
      <style:text-properties style:font-name="Times New Roman" fo:language="en" fo:country="US" fo:font-style="normal" officeooo:rsid="0030de08" style:font-name-asian="Times New Roman2" style:language-asian="en" style:country-asian="US" style:font-style-asian="normal" style:language-complex="ar" style:country-complex="SA" style:font-style-complex="normal"/>
    </style:style>
    <style:style style:name="T49" style:family="text">
      <style:text-properties style:font-name="Times New Roman" fo:language="en" fo:country="US" fo:font-style="normal" officeooo:rsid="0031253b" style:font-name-asian="Times New Roman2" style:language-asian="en" style:country-asian="US" style:font-style-asian="normal" style:language-complex="ar" style:country-complex="SA" style:font-style-complex="normal"/>
    </style:style>
    <style:style style:name="T50" style:family="text">
      <style:text-properties style:font-name="Times New Roman" fo:language="en" fo:country="US" fo:font-style="normal" officeooo:rsid="00328d03" style:font-name-asian="Times New Roman2" style:language-asian="en" style:country-asian="US" style:font-style-asian="normal" style:language-complex="ar" style:country-complex="SA" style:font-style-complex="normal"/>
    </style:style>
    <style:style style:name="T51" style:family="text">
      <style:text-properties style:font-name="Times New Roman" fo:language="en" fo:country="US" fo:font-style="normal" officeooo:rsid="003ebbc0" style:font-name-asian="Times New Roman2" style:language-asian="en" style:country-asian="US" style:font-style-asian="normal" style:language-complex="ar" style:country-complex="SA" style:font-style-complex="normal"/>
    </style:style>
    <style:style style:name="T52" style:family="text">
      <style:text-properties style:font-name="Times New Roman" fo:language="en" fo:country="US" fo:font-style="normal" officeooo:rsid="00406f3b" style:font-name-asian="Times New Roman2" style:language-asian="en" style:country-asian="US" style:font-style-asian="normal" style:language-complex="ar" style:country-complex="SA" style:font-style-complex="normal"/>
    </style:style>
    <style:style style:name="T53" style:family="text">
      <style:text-properties style:font-name="Courier" fo:font-size="9pt" fo:language="en" fo:country="US" officeooo:rsid="00159cb8" style:font-name-asian="Times New Roman2" style:font-size-asian="9pt" style:language-asian="en" style:country-asian="US" style:font-size-complex="10pt" style:language-complex="ar" style:country-complex="SA"/>
    </style:style>
    <style:style style:name="T54" style:family="text">
      <style:text-properties officeooo:rsid="001be4a8"/>
    </style:style>
    <style:style style:name="T55" style:family="text">
      <style:text-properties officeooo:rsid="001db253"/>
    </style:style>
    <style:style style:name="T56" style:family="text">
      <style:text-properties officeooo:rsid="001e9853"/>
    </style:style>
    <style:style style:name="T57" style:family="text">
      <style:text-properties officeooo:rsid="0023cc6d"/>
    </style:style>
    <style:style style:name="T58" style:family="text">
      <style:text-properties officeooo:rsid="0026247d"/>
    </style:style>
    <style:style style:name="T59" style:family="text">
      <style:text-properties officeooo:rsid="002d2f91"/>
    </style:style>
    <style:style style:name="T60" style:family="text">
      <style:text-properties officeooo:rsid="0030de08"/>
    </style:style>
    <style:style style:name="T61" style:family="text">
      <style:text-properties officeooo:rsid="00366132"/>
    </style:style>
    <style:style style:name="T62" style:family="text">
      <style:text-properties officeooo:rsid="0037056b"/>
    </style:style>
    <style:style style:name="T63" style:family="text">
      <style:text-properties officeooo:rsid="00383205"/>
    </style:style>
    <style:style style:name="T64" style:family="text">
      <style:text-properties style:text-underline-style="none"/>
    </style:style>
    <style:style style:name="T65" style:family="text">
      <style:text-properties officeooo:rsid="003d4fc2"/>
    </style:style>
    <style:style style:name="T66" style:family="text">
      <style:text-properties fo:font-size="9.80000019073486pt" style:font-size-asian="9.80000019073486pt" style:font-size-complex="9.80000019073486pt"/>
    </style:style>
    <style:style style:name="T67" style:family="text">
      <style:text-properties fo:font-size="9.80000019073486pt" fo:font-weight="bold" officeooo:rsid="0037056b" style:font-size-asian="9.80000019073486pt" style:font-weight-asian="bold" style:font-size-complex="9.80000019073486pt"/>
    </style:style>
    <style:style style:name="T68" style:family="text">
      <style:text-properties fo:font-size="9.80000019073486pt" fo:font-weight="normal" officeooo:rsid="003a0b14" style:font-size-asian="9.80000019073486pt" style:font-weight-asian="normal" style:font-size-complex="9.80000019073486pt"/>
    </style:style>
    <style:style style:name="T69" style:family="text">
      <style:text-properties fo:font-size="9.80000019073486pt" fo:font-weight="normal" officeooo:rsid="003a7b0f" style:font-size-asian="9.80000019073486pt" style:font-weight-asian="normal" style:font-size-complex="9.80000019073486pt"/>
    </style:style>
    <style:style style:name="T70" style:family="text">
      <style:text-properties officeooo:rsid="003ebbc0"/>
    </style:style>
    <style:style style:name="T71" style:family="text">
      <style:text-properties officeooo:rsid="00406f3b"/>
    </style:style>
    <style:style style:name="T72" style:family="text">
      <style:text-properties officeooo:rsid="0044de62"/>
    </style:style>
    <style:style style:name="T73" style:family="text">
      <style:text-properties officeooo:rsid="0049c4c1"/>
    </style:style>
    <style:style style:name="T74" style:family="text">
      <style:text-properties officeooo:rsid="004ba25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s>
      <text:p text:style-name="P6">Middleware y arquitecturas de sistemas distribuidos</text:p>
      <text:p text:style-name="P3">Clara María Romero Lara</text:p>
      <text:p text:style-name="address"><text:span text:style-name="T27">Universidad de Granada, Granada 18010, España</text:span><text:line-break/><text:span text:style-name="e-mail"><text:span text:style-name="T53">clararomero</text:span></text:span><text:span text:style-name="e-mail">@</text:span><text:span text:style-name="e-mail"><text:span text:style-name="T53">correo.ugr.es</text:span></text:span></text:p>
      <text:p text:style-name="P4"><text:span text:style-name="T27">En este trabajo se sintetizarán los contenidos de la charla impartida por el profesor Stefano Russo, de la Universidad de Nápoles Federico II, Italia.</text:span><text:span text:style-name="T18"> </text:span></text:p>
      <text:list xml:id="list475548165" text:style-name="WWNum7">
        <text:list-item>
          <text:h text:style-name="P35" text:outline-level="1">Introducción a los sistemas distribuidos</text:h>
          <text:list>
            <text:list-item>
              <text:h text:style-name="P36" text:outline-level="2">Definición</text:h>
            </text:list-item>
          </text:list>
        </text:list-item>
      </text:list>
      <text:p text:style-name="P34">Un sistema distribuido es un sistema cuyos componentes en distintos terminales <text:span text:style-name="T32">en una</text:span> red se comunican <text:span text:style-name="T32">solo</text:span> <text:span text:style-name="T32">por</text:span> intercambio de mensajes. Sus características <text:span text:style-name="T33">son:</text:span></text:p>
      <text:list xml:id="list2668024815" text:style-name="L1">
        <text:list-item>
          <text:p text:style-name="P8">Concurrencia <text:span text:style-name="T54">de los componentes: los componentes trabajan concurrentemente cooperando en pos de una meta común.</text:span></text:p>
        </text:list-item>
        <text:list-item>
          <text:p text:style-name="P8">Sin reloj global: <text:span text:style-name="T54">no existen los componentes globales, los componentes deben compaginarse exclusivamente por paso de mensajes.</text:span></text:p>
        </text:list-item>
        <text:list-item>
          <text:p text:style-name="P9">Independiente a los fallos de los componentes: puede <text:span text:style-name="T29">haber </text:span>retrasos, pérdida<text:span text:style-name="T63">s</text:span>, ataques… El sistema debe <text:span text:style-name="T63">poder</text:span> recuperarse ante excepciones.</text:p>
        </text:list-item>
      </text:list>
      <text:list xml:id="list150226150965299" text:continue-list="list475548165" text:style-name="WWNum7">
        <text:list-item>
          <text:list>
            <text:list-item>
              <text:h text:style-name="P36" text:outline-level="2">Desafíos de diseño</text:h>
            </text:list-item>
          </text:list>
        </text:list-item>
      </text:list>
      <text:p text:style-name="P32">La computación distribuida presenta algunos factores de complejidad:</text:p>
      <text:list xml:id="list225286916" text:style-name="L2">
        <text:list-item>
          <text:p text:style-name="P10">Heterogeneidad: distintas tecnologías, protocolos... no podemos asumir que serán homogéneos, o <text:span text:style-name="T28">si</text:span> van a cooperar o competir por los recursos.</text:p>
        </text:list-item>
        <text:list-item>
          <text:p text:style-name="P10">Falta de restricciones: <text:span text:style-name="T55">para subsanar </text:span><text:span text:style-name="T57">lo</text:span><text:span text:style-name="T55"> anterior y facilitar las operaciones entre nodos heterogéneos s</text:span><text:span text:style-name="T30">e debe tener un sistema muy poco restrictivo.</text:span></text:p>
        </text:list-item>
        <text:list-item>
          <text:p text:style-name="P10"><text:span text:style-name="T64">Seguridad</text:span>: <text:span text:style-name="T55">este punto se divide en tres facetas distintas:</text:span></text:p>
          <text:list>
            <text:list-item>
              <text:p text:style-name="P11">Confidencialidad: protegernos de accesos no autorizados al sistema</text:p>
            </text:list-item>
            <text:list-item>
              <text:p text:style-name="P11"><text:span text:style-name="T64">Integridad</text:span>: protección ante alteraciones</text:p>
            </text:list-item>
            <text:list-item>
              <text:p text:style-name="P11">Disponibilidad: protección de los accesos a los recursos</text:p>
            </text:list-item>
          </text:list>
        </text:list-item>
        <text:list-item>
          <text:p text:style-name="P10">Concurrencia:<text:span text:style-name="T55"> los recursos y servicios compartidos serán accedidos de forma simultánea por muchos usuarios.</text:span></text:p>
        </text:list-item>
        <text:list-item>
          <text:p text:style-name="P10">Transparencia: <text:span text:style-name="T55">puede tener hasta 8 definiciones, dependiendo de dónde lo apliquemos: transparencia de acceso, localización, concurrencia, réplica, fallos, movilidad y escalado.</text:span></text:p>
        </text:list-item>
        <text:list-item>
          <text:p text:style-name="P10">Escalabilida<text:span text:style-name="T56">d: necesitamos calidad y velocidad sin importar la demanda.</text:span></text:p>
        </text:list-item>
        <text:list-item>
          <text:p text:style-name="P10">Errores: <text:span text:style-name="T56">en los sistemas distribuidos, los errores son SPOF (</text:span><text:span text:style-name="T14">Single Point Of Failure</text:span><text:span text:style-name="T56">), es decir, errores parciales. </text:span><text:span text:style-name="T31">Se debe </text:span><text:span text:style-name="T56">poder controlar el sistema incluso en caso de fallo. Necesitamos escalabilidad, pero también control.</text:span></text:p>
        </text:list-item>
      </text:list>
      <text:list xml:id="list150226462999724" text:continue-list="list150226150965299" text:style-name="WWNum7">
        <text:list-item>
          <text:h text:style-name="P35" text:outline-level="1"><text:soft-page-break/>Middleware</text:h>
        </text:list-item>
      </text:list>
      <text:p text:style-name="P33">El Middleware <text:span text:style-name="T34">es</text:span> la capa software entre una aplicación y sistema operativo, cimientos de los sistemas distribuidos. <text:span text:style-name="T34">Es </text:span>una solución <text:span text:style-name="T70">a </text:span>bajo nivel: sacrifica<text:span text:style-name="T71">r</text:span> productividad por rendimiento. <text:span text:style-name="T71">Es</text:span><text:span text:style-name="T34"> </text:span><text:span text:style-name="T28">abstracción de alto nivel, con rendimiento de bajo nivel.</text:span></text:p>
      <text:list xml:id="list150224698620776" text:continue-numbering="true" text:style-name="WWNum7">
        <text:list-item>
          <text:list>
            <text:list-item>
              <text:h text:style-name="P37" text:outline-level="2">RPC: Remote Procedure Call</text:h>
            </text:list-item>
          </text:list>
        </text:list-item>
      </text:list>
      <text:p text:style-name="P31">La meta de RPC es llamar a un método que reside en un nodo distinto al actual. <text:span text:style-name="T70">S</text:span>irve para sistemas que siguen el modelo cliente-servidor.</text:p>
      <text:p text:style-name="P18"><text:tab/>RPC funciona <text:span text:style-name="T61">así</text:span>: <text:span text:style-name="T59">se </text:span>da un prototipo, y al compilarlo con RPC se generan dos <text:span text:style-name="T13">stubs</text:span><text:span text:style-name="T3">: para el cliente </text:span><text:span text:style-name="T7">y</text:span><text:span text:style-name="T3"> el servidor. Se compila </text:span><text:span text:style-name="T9">cada uno </text:span><text:span text:style-name="T3">y se enlazan. </text:span><text:span text:style-name="T4">El enlazado no es trivial, </text:span><text:span text:style-name="T11">ya</text:span><text:span text:style-name="T4"> que habitan nodos distintos. El </text:span><text:span text:style-name="T15">stub</text:span><text:span text:style-name="T4"> cliente no cambia (respecto a una aplicación </text:span><text:span text:style-name="T11">monolítica</text:span><text:span text:style-name="T4">), pero el servidor tiene que recibir mensaje</text:span><text:span text:style-name="T11">s</text:span><text:span text:style-name="T4"> desde el cliente </text:span><text:span text:style-name="T5">que invoca. </text:span><text:span text:style-name="T11">D</text:span><text:span text:style-name="T5">estacar que la invocación es local: lo remoto es el mensaje. Los parámetros en el </text:span><text:span text:style-name="T16">stub</text:span><text:span text:style-name="T5"> del cliente se envían al otro nodo. En el lado del servidor, se debe estar preparado para heterogeneidad. </text:span><text:span text:style-name="T6">El proceso de preparar los datos recibidos se conoce como </text:span><text:span text:style-name="T17">marshalling</text:span><text:span text:style-name="T6">, y lo hace el servidor.</text:span></text:p>
      <text:p text:style-name="P23"><text:span text:style-name="T40"><text:tab/>Pero se pueden perder mensajes: si n</text:span><text:span text:style-name="T41">o</text:span><text:span text:style-name="T40"> </text:span><text:span text:style-name="T41">hay </text:span><text:span text:style-name="T37">return</text:span><text:span text:style-name="T40">, ¿sabemos si se ha ejecutado? </text:span><text:span text:style-name="T41">No</text:span><text:span text:style-name="T40">. Por </text:span><text:span text:style-name="T41">eso</text:span><text:span text:style-name="T40"> necesitamos protocolos TCP </text:span><text:span text:style-name="T41">o </text:span><text:span text:style-name="T40">UDP que garanticen idempotencia.</text:span></text:p>
      <text:list xml:id="list150225078235321" text:continue-numbering="true" text:style-name="WWNum7">
        <text:list-item>
          <text:list>
            <text:list-item>
              <text:h text:style-name="P37" text:outline-level="2">MOM: Message Oriented Middleware</text:h>
            </text:list-item>
          </text:list>
        </text:list-item>
      </text:list>
      <text:p text:style-name="P24"><text:span text:style-name="T42">Se basa en la abstracción de colas de mensajes entre procesos. Emplea comunicación</text:span><text:span text:style-name="T40"> </text:span><text:span text:style-name="T42">asíncrona e indirecta</text:span><text:span text:style-name="T40">. </text:span><text:span text:style-name="T43">Permite comunicación </text:span><text:span text:style-name="T44">uno a muchos, y muchos a muchos.</text:span></text:p>
      <text:p text:style-name="P28"><text:span text:style-name="T40"><text:tab/></text:span><text:span text:style-name="T39">Representa un modelo productor-consumidor, pero al ser mensajes tipados, el consumidor tiene que ser específico con qué consume: esto es lo que gestiona MOM. </text:span><text:span text:style-name="T44">En caso de fallo, </text:span><text:span text:style-name="T52">se</text:span><text:span text:style-name="T44"> dispone de un sistema para almacenar los mensajes fallidos y, cuando el problema esté arreglado, liberarlos a sus correspondientes consumidores.</text:span></text:p>
      <text:p text:style-name="P21"><text:tab/>Esta clase de sistema productor-consumidor se denomina publicador-suscriptor: <text:span text:style-name="T59">permite que el publicador no conozca al suscriptor, sino que sea este el que decida suscribirse al publicador, en un sistema similar al patrón Observador.</text:span></text:p>
      <text:p text:style-name="P19"><text:span text:style-name="T3"><text:tab/></text:span><text:span text:style-name="T7">Tiene tres tipos de desacoplado: espacial, ni publicador ni suscriptor conocen sus respectivas identidades; temporal, se puede tanto producir como consumir aunque </text:span><text:span text:style-name="T12">alguna parte esté</text:span><text:span text:style-name="T7"> desconectad</text:span><text:span text:style-name="T12">a</text:span><text:span text:style-name="T7">; y de sincronización, </text:span><text:span text:style-name="T10">se comunica asíncrona</text:span><text:span text:style-name="T12">mente</text:span><text:span text:style-name="T10"> a los suscriptores </text:span><text:span text:style-name="T12">para no interferir</text:span><text:span text:style-name="T10"> con otras actividades concurrentes.</text:span></text:p>
      <text:list xml:id="list150225896303914" text:continue-numbering="true" text:style-name="WWNum7">
        <text:list-item>
          <text:list>
            <text:list-item>
              <text:h text:style-name="P37" text:outline-level="2">TS: Tuple Space model</text:h>
            </text:list-item>
          </text:list>
        </text:list-item>
      </text:list>
      <text:p text:style-name="P25"><text:span text:style-name="T45">Se basa en Linda,</text:span><text:span text:style-name="T46"> una de las primeras implementaciones middleware. </text:span><text:span text:style-name="T45">Consiste en comunicar aplicaciones mediante un espacio virtual compartido </text:span><text:span text:style-name="T47">de </text:span><text:span text:style-name="T45">tuplas. </text:span></text:p>
      <text:p text:style-name="P25"><text:span text:style-name="T48"><text:tab/></text:span><text:span text:style-name="T45">Las tuplas son estructuras </text:span><text:span text:style-name="T47">de datos </text:span><text:span text:style-name="T45">a las que se accede por su tipo y contenido, no por </text:span><text:span text:style-name="T47">su </text:span><text:span text:style-name="T45">dirección. </text:span><text:span text:style-name="T48">Este sistema sirve muy bien al paradigma Maestro-Esclavo.</text:span></text:p>
      <text:p text:style-name="P29"><text:span text:style-name="T48"><text:tab/>U</text:span><text:span text:style-name="T39">na implementación es JavaSpace: el espacio de tupla se vuelve un espacio de objeto, que tiene una </text:span><text:span text:style-name="T36">lease</text:span><text:span text:style-name="T39">, un cierto tiempo en el que podemos acceder al objeto.</text:span></text:p>
      <text:list xml:id="list150225940028145" text:continue-numbering="true" text:style-name="WWNum7">
        <text:list-item>
          <text:list>
            <text:list-item>
              <text:h text:style-name="P38" text:outline-level="2"><text:soft-page-break/><text:span text:style-name="T60">DOM</text:span>: <text:span text:style-name="T60">Distributed Objects Middleware</text:span></text:h>
            </text:list-item>
          </text:list>
          <text:p text:style-name="P26"><text:span text:style-name="T49">Un objeto es una encapsulación de una estructura de datos </text:span><text:span text:style-name="T51">con</text:span><text:span text:style-name="T49"> unos métodos que son los únicos que pueden modificar la información contenida.</text:span><text:span text:style-name="T45"> </text:span><text:span text:style-name="T49">En </text:span><text:span text:style-name="T52">OOP</text:span><text:span text:style-name="T49"> se esconde la estructura y los algoritmos de nuestros métodos: cuando encapsulamos un algoritmo en un subprograma (p.ej., una función) obtenemos abstracción funcional; mientras que la OOP nos da abstracción de datos, una abstracción superior .</text:span></text:p>
          <text:list text:continue-numbering="true">
            <text:list-header>
              <text:p text:style-name="P27"><text:span text:style-name="T49"><text:s text:c="4"/>La programación orientada a objetos y los sistemas distribuidos son difíciles de compaginar: el modelo cliente-servidor es útil porque el servidor es un ente estático cuya interacción es iniciada por el cliente. El cliente es el elemento activo. Pero en OOP, el objeto sería una entidad pasiva, reactiva: esto </text:span><text:span text:style-name="T50">nos haría pensar que es parte del servidor, pero no, reside en el cliente. ¿Cómo hacemos para invocarlo?</text:span></text:p>
              <text:list>
                <text:list-header>
                  <text:p text:style-name="P27"><text:span text:style-name="T50"><text:s text:c="4"/>La respuesta es, de nuevo, con </text:span><text:span text:style-name="T38">stubs</text:span><text:span text:style-name="T50">: tenemos uno en el lado del cliente, y un esqueleto en el servidor que se comunican mediante el bus de mensajes, un ORB (</text:span><text:span text:style-name="T38">Object Request Broker</text:span><text:span text:style-name="T50">). Esto nos permite, además, transparencia del lenguaje.</text:span></text:p>
                </text:list-header>
              </text:list>
            </text:list-header>
          </text:list>
          <text:p text:style-name="P30"><text:span text:style-name="T39"><text:s text:c="4"/>El problema es que el </text:span><text:span text:style-name="T36">stub</text:span><text:span text:style-name="T39"> no nos permite saber si el objeto requiere internamente de otro objeto. P</text:span><text:span text:style-name="T52">or</text:span><text:span text:style-name="T39"> </text:span><text:span text:style-name="T52">ello</text:span><text:span text:style-name="T39"> existe el catálogo, una lista donde se </text:span><text:span text:style-name="T52">están</text:span><text:span text:style-name="T39"> todos los objetos. Pero esta solución </text:span><text:span text:style-name="T52">es</text:span><text:span text:style-name="T39"> limitada, y </text:span><text:span text:style-name="T52">eso</text:span><text:span text:style-name="T39"> nos lleva al siguiente punto.</text:span></text:p>
          <text:list text:continue-numbering="true">
            <text:list-item>
              <text:h text:style-name="P37" text:outline-level="2">CM: Component Model</text:h>
            </text:list-item>
          </text:list>
        </text:list-item>
      </text:list>
      <text:p text:style-name="P22">El <text:span text:style-name="T65">CM</text:span> nos <text:span text:style-name="T65">dice</text:span> tanto qué recibimos, como qué se requiere. Un componente es:</text:p>
      <text:list xml:id="list4247452827" text:style-name="L3">
        <text:list-item>
          <text:p text:style-name="P13">Un módulo software <text:span text:style-name="T65">con </text:span>una interfaz bien definida (igual que un objeto)</text:p>
          <text:list>
            <text:list-item>
              <text:p text:style-name="P12">Con dependencias de otros módulos explicitadas en la interfaz</text:p>
            </text:list-item>
          </text:list>
        </text:list-item>
        <text:list-item>
          <text:p text:style-name="P12">Ejecutable</text:p>
        </text:list-item>
        <text:list-item>
          <text:p text:style-name="P12">Desplegable de forma independiente</text:p>
        </text:list-item>
        <text:list-item>
          <text:p text:style-name="P12">Desplegable <text:span text:style-name="T70">junto </text:span>con otros módulos para <text:span text:style-name="T70">crear</text:span> módulos <text:span text:style-name="T70">más </text:span>complejos</text:p>
        </text:list-item>
      </text:list>
      <text:p text:style-name="P20"><text:span text:style-name="T3"><text:tab/>El modelo de componentes permite reusabilidad de los ejecutables (la cual la OOP no tiene: sólo permite reusabilidad del código fuente).</text:span></text:p>
      <text:p text:style-name="P20"><text:span text:style-name="T3"><text:tab/></text:span><text:span text:style-name="T8">Los contenedores son un modelo posterior: un contenedor es el medio de ejecución de un componente. </text:span><text:span text:style-name="T12">Permite</text:span><text:span text:style-name="T8"> gestionar</text:span><text:span text:style-name="T12">lo</text:span><text:span text:style-name="T8"> m</text:span><text:span text:style-name="T12">ejor</text:span><text:span text:style-name="T8"> y da un estándar de seguridad y persistencia que no podríamos alcanzar en</text:span><text:span text:style-name="T9"> fase de programación, ya que se pasa buena parte a la fase del despliegue.</text:span></text:p>
      <text:list xml:id="list150224668551732" text:continue-list="list150225940028145" text:style-name="WWNum7">
        <text:list-item>
          <text:list>
            <text:list-item>
              <text:h text:style-name="P39" text:outline-level="2"><text:span text:style-name="T26">SOA: Service Oriented Architectures</text:span></text:h>
            </text:list-item>
          </text:list>
        </text:list-item>
      </text:list>
      <text:p text:style-name="P40"><text:span text:style-name="T35">Pa</text:span><text:span text:style-name="T62">samos de los objetos a los servicios: un servicio es un enfoque de los sistemas distribuidos basado en ligadura débil, independencia de protocolos y estandarización.</text:span></text:p>
      <text:p text:style-name="P7"><text:span text:style-name="T63">Las partes del SOA son proveedor, consumidor, y registro: el proveedor ofrece un servicio, lo añade al registro, el consumidor lo usa y </text:span><text:span text:style-name="T29">se apunta</text:span><text:span text:style-name="T63"> en el registro.</text:span></text:p>
      <text:h text:style-name="P5" text:outline-level="3"><text:span text:style-name="heading3"><text:span text:style-name="T67">Arquitectura de Microservicios</text:span></text:span><text:span text:style-name="heading3"><text:span text:style-name="T66">. </text:span></text:span><text:span text:style-name="heading3"><text:span text:style-name="T68">El siguiente paso en middleware. Un microservicio es una aplicación que puede ser desplegada independientemente, escalada independientemente, testeada independientemente y tiene solo una responsabilidad. </text:span></text:span><text:span text:style-name="heading3"><text:span text:style-name="T69">Esto le da gran tolerancia a fallos, y permite cambiar funcionalidades sin <text:s/>problemas: el testing se puede hacer desde la producción porque al haber tantos microservicios, si uno cae casi nadie se dará cuenta.</text:span></text:span></text:h>
      <text:list xml:id="list150225553745566" text:continue-numbering="true" text:style-name="WWNum7">
        <text:list-item>
          <text:p text:style-name="P41"><text:soft-page-break/>Conclusiones</text:p>
          <text:p text:style-name="P14">La charla abarcaba múltiples paradigmas middleware siguiendo un orden casi cronológico basado en generaciones. <text:span text:style-name="T20">L</text:span><text:span text:style-name="T72">a primera generación, adaptada al cliente-servidor y similares,</text:span> <text:span text:style-name="T20">marca muchos patrones que no solo se usan en las generaciones posteriores, sino que siguen teniendo su propio nicho de uso; la segunda generación, objetos distribuidos; y la tercera </text:span><text:span text:style-name="T23">(</text:span><text:span text:style-name="T20">y 3.5</text:span><text:span text:style-name="T23">)</text:span><text:span text:style-name="T20"> basada en servicios y microservicios.</text:span></text:p>
          <text:list>
            <text:list-item>
              <text:list>
                <text:list-header>
                  <text:p text:style-name="P16"><text:span text:style-name="T20"><text:s text:c="4"/></text:span><text:span text:style-name="T19">Es curioso ver cómo según avanzaban las generaciones se han desarrollado distintas formas de entender los sistemas distribuidos [3]: desde sistemas muy específicos y concretos, al modelo que conocemos hoy día: internet, débilmente <text:s/>acoplado [4]; y cada vez más: con la aparición del modelo de componentes, SOA y microservicios cada vez estamos más lejos de las arquitecturas monolíticas. Todo queda encapsulado y modularizado, </text:span><text:span text:style-name="T25">porque por cómo conocemos internet, no puede ser de otra manera: uno de los grandes logros de Internet es ese acoplamiento débil, que nos permite una metodología de desarrollo de software como nunca nos podíamos haber imaginado.</text:span></text:p>
                </text:list-header>
              </text:list>
              <text:p text:style-name="P17"><text:span text:style-name="T20"><text:s text:c="4"/></text:span><text:span text:style-name="T25">Como comentario, u</text:span><text:span text:style-name="T21">no de </text:span><text:span text:style-name="T22">los modelos que más me han llamado la atención es el de Espacio de Tuplas </text:span><text:span text:style-name="T23">y Linda. Un sistema extremadamente sencillo </text:span><text:span text:style-name="T24">[2]</text:span><text:span text:style-name="T23"> (conociendo el concepto de tupla) que se basa casi exclusivamente en exclusión mutua para el acceso a los recursos, mucho más simple que otras tecnologías y, sin embargo, la tecnología y el desarrollo no continuó por esa vía. Me resultaría muy interesante ver dónde estaríamos ahora si ese modelo hubiera tenido más éxito en su día. </text:span><text:span text:style-name="T25">Pero la programación orientada a objetos se impuso y esta idea ha caído prácticamente en el olvido.</text:span></text:p>
            </text:list-item>
          </text:list>
        </text:list-item>
      </text:list>
      <text:p text:style-name="P15"><text:span text:style-name="T25"><text:tab/><text:tab/>Finalmente, y a modo de conclusión, creo que no nos paramos a pensar el impacto del middleware en en desarrollo tecnológico de estos últimos años. Es un aspecto vital de los sistemas distribuidos; y continua expandiéndose y cambiando continuamente. Aunque según avancemos las soluciones software serán distintas y cambie su definición, el concepto de middleware como integrador [5] va a seguir siendo una parte importante de cómo entendemos la tecnología.</text:span></text:p>
      <text:h text:style-name="P2" text:outline-level="1">References</text:h>
      <text:list xml:id="list3299853021" text:style-name="WWNum9">
        <text:list-item>
          <text:p text:style-name="P44">Stefano Russo, <text:span text:style-name="T58">Middleware Models and Architectures for Univ. of Granada, May 6</text:span><text:span text:style-name="T1">th</text:span><text:span text:style-name="T58"> 2021</text:span></text:p>
        </text:list-item>
        <text:list-item>
          <text:p text:style-name="P42"><text:a xlink:type="simple" xlink:href="https://software-carpentry.org/posts-by-authors/#blog-author-greg-wilson" text:style-name="Internet_20_link" text:visited-style-name="Visited_20_Internet_20_Link">Greg Wilson</text:a>, Tuple Spaces (or, Good Ideas Don't Always Win), <text:span text:style-name="T73">March 3</text:span><text:span text:style-name="T2">rd</text:span><text:span text:style-name="T73"> 2011, </text:span><text:a xlink:type="simple" xlink:href="https://software-carpentry.org/blog/2011/03/tuple-spaces-or-good-ideas-dont-always-win.html" text:style-name="Internet_20_link" text:visited-style-name="Visited_20_Internet_20_Link"><text:span text:style-name="T73">https://software-carpentry.org/blog/2011/03/tuple-spaces-or-good-ideas-dont-always-win.html</text:span></text:a></text:p>
        </text:list-item>
        <text:list-item>
          <text:p text:style-name="P42">Schantz R.E. and Schmidt D.C., 2002, Middleware. In: Encyclopedia of Software Engineering, J.J. Marciniak (Ed.), <text:a xlink:type="simple" xlink:href="https://doi.org/10.1002/0471028959.sof205" text:style-name="Internet_20_link" text:visited-style-name="Visited_20_Internet_20_Link">https://doi.org/10.1002/0471028959.sof205</text:a></text:p>
        </text:list-item>
        <text:list-item>
          <text:p text:style-name="P42">Cesare Pautasso and Erik Wilde, 2009, Why is the web loosely coupled? <text:span text:style-name="T74">In: </text:span>Association for Computing Machinery, https://doi.org/10.1145/1526709.1526832</text:p>
        </text:list-item>
        <text:list-item>
          <text:p text:style-name="P43">S. Vinoski, 2002, Where is is middleware, in <text:span text:style-name="Emphasis">IEEE Internet Computing</text:span>, vol. 6, https://ieeexplore.ieee.org/abstract/document/991448</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Liberation Mono" svg:font-family="'Liberation Mono'"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ource Han Serif SC"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Times New Roman" fo:font-size="10pt" fo:language="en" fo:country="US" style:letter-kerning="false" style:font-name-asian="Source Han Serif SC"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423cm" fo:text-align="justify" style:justify-single-word="false" fo:orphans="2" fo:widows="2" fo:hyphenation-ladder-count="no-limit" fo:text-indent="0.4cm" style:auto-text-indent="false" style:punctuation-wrap="hanging" style:vertical-align="baseline"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size-complex="10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bstract" style:family="paragraph" style:parent-style-name="Standard" style:default-outline-level="">
      <style:paragraph-properties fo:margin-left="1cm" fo:margin-right="1cm" fo:margin-top="1.058cm" fo:margin-bottom="0.635cm" style:contextual-spacing="true" style:line-height-at-least="0.388cm" fo:text-indent="0.4cm" style:auto-text-indent="false"/>
      <style:text-properties fo:font-size="9pt" style:font-size-asian="9pt"/>
    </style:style>
    <style:style style:name="address" style:family="paragraph" style:parent-style-name="Standard" style:default-outline-level="">
      <style:paragraph-properties fo:margin-left="0cm" fo:margin-right="0cm" fo:margin-top="0cm" fo:margin-bottom="0.353cm" style: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next-style-name="address" style:default-outline-level="">
      <style:paragraph-properties fo:margin-left="0cm" fo:margin-right="0cm" fo:margin-top="0cm" fo:margin-bottom="0.353cm" style:contextual-spacing="false" style:line-height-at-least="0.388cm" fo:text-align="center" style:justify-single-word="false" fo:text-indent="0cm" style:auto-text-indent="false"/>
    </style:style>
    <style:style style:name="bulletitem" style:family="paragraph" style:parent-style-name="Standard" style:default-outline-level="" style:list-style-name="WWNum2">
      <style:paragraph-properties fo:margin-top="0.282cm" fo:margin-bottom="0.282cm" style:contextual-spacing="true"/>
    </style:style>
    <style:style style:name="dashitem" style:family="paragraph" style:parent-style-name="Standard" style:default-outline-level="" style:list-style-name="WWNum4">
      <style:paragraph-properties fo:margin-top="0.282cm" fo:margin-bottom="0.282cm" style:contextual-spacing="true"/>
    </style:style>
    <style:style style:name="equation" style:family="paragraph" style:parent-style-name="Standard" style:next-style-name="Standard" style:default-outline-level="">
      <style:paragraph-properties fo:margin-left="0cm" fo:margin-right="0cm" fo:margin-top="0.282cm" fo:margin-bottom="0.282cm" style: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default-outline-level="">
      <style:paragraph-properties fo:margin-left="0cm" fo:margin-right="0cm" fo:margin-top="0.212cm" fo:margin-bottom="0.423cm" style:contextual-spacing="false" style:line-height-at-least="0.388cm" fo:text-align="center" style:justify-single-word="false" fo:keep-together="always" fo:text-indent="0cm"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size-complex="10pt"/>
    </style:style>
    <style:style style:name="heading1" style:family="paragraph" style:parent-style-name="Standard" style:next-style-name="p1a" style:default-outline-level="1" style:list-style-name="">
      <style:paragraph-properties fo:margin-left="1cm" fo:margin-right="0cm" fo:margin-top="0.635cm" fo:margin-bottom="0.423cm" style: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_20_1" style:display-name="Heading 1" style:family="paragraph" style:parent-style-name="Standard" style:next-style-name="p1a" style:default-outline-level="1" style:list-style-name="" style:class="text">
      <style:paragraph-properties fo:margin-left="1cm" fo:margin-right="0cm" fo:margin-top="0.635cm" fo:margin-bottom="0.423cm" style: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Standard" style:next-style-name="p1a" style:default-outline-level="2" style:list-style-name="">
      <style:paragraph-properties fo:margin-left="1cm" fo:margin-right="0cm" fo:margin-top="0.635cm" fo:margin-bottom="0.282cm" style: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2" style:display-name="Heading 2" style:family="paragraph" style:parent-style-name="Standard" style:next-style-name="p1a" style:default-outline-level="2" style:list-style-name="" style:class="text">
      <style:paragraph-properties fo:margin-left="1cm" fo:margin-right="0cm" fo:margin-top="0.635cm" fo:margin-bottom="0.282cm" style: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cm" fo:margin-right="0cm" fo:margin-top="0.635cm" fo:margin-bottom="0cm" style: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cm" style:contextual-spacing="false" fo:text-indent="0cm" style:auto-text-indent="false"/>
    </style:style>
    <style:style style:name="image" style:family="paragraph" style:parent-style-name="Standard" style:next-style-name="Standard" style:default-outline-level="">
      <style:paragraph-properties fo:margin-left="0cm" fo:margin-right="0cm" fo:margin-top="0.423cm" fo:margin-bottom="0.212cm" style:contextual-spacing="false" fo:text-align="center" style:justify-single-word="false" fo:text-indent="0cm" style:auto-text-indent="false"/>
    </style:style>
    <style:style style:name="keywords" style:family="paragraph" style:parent-style-name="abstract" style:next-style-name="heading1" style:default-outline-level="">
      <style:paragraph-properties fo:margin-left="1cm" fo:margin-right="1cm" fo:margin-top="0.388cm" fo:margin-bottom="0.635cm" style:contextual-spacing="false" fo:text-align="start" style:justify-single-word="false" fo:text-indent="0cm" style:auto-text-indent="false"/>
    </style:style>
    <style:style style:name="Header" style:family="paragraph" style:parent-style-name="Standard" style:default-outline-level=""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default-outline-level="" style:list-style-name="WWNum6">
      <style:paragraph-properties fo:margin-top="0.282cm" fo:margin-bottom="0.282cm" style:contextual-spacing="true"/>
    </style:style>
    <style:style style:name="p1a" style:family="paragraph" style:parent-style-name="Standard" style:next-style-name="Standard" style:default-outline-level="">
      <style:paragraph-properties fo:margin-left="0cm" fo:margin-right="0cm" fo:text-indent="0cm" style:auto-text-indent="false"/>
    </style:style>
    <style:style style:name="programcode" style:family="paragraph" style:parent-style-name="Standard" style:default-outline-level="">
      <style:paragraph-properties fo:margin-left="0cm" fo:margin-right="0cm" fo:margin-top="0.282cm" fo:margin-bottom="0.282cm" style:contextual-spacing="true" fo:text-align="star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default-outline-level="" style:list-style-name="WWNum9">
      <style:paragraph-properties style:line-height-at-least="0.388cm"/>
      <style:text-properties fo:font-size="9pt" style:font-size-asian="9pt"/>
    </style:style>
    <style:style style:name="running_20_head_20_-_20_left" style:display-name="running head - left" style:family="paragraph" style:parent-style-name="Standard" style:default-outline-level="">
      <style:paragraph-properties fo:margin-left="0cm" fo:margin-right="0cm" fo:text-align="star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cm" fo:margin-right="0cm" fo:text-align="end" style:justify-single-word="false" fo:text-indent="0cm" style:auto-text-indent="false"/>
      <style:text-properties fo:font-size="9pt" style:font-size-asian="9pt" style:font-size-complex="9pt" style:font-weight-complex="bold"/>
    </style:style>
    <style:style style:name="papertitle" style:family="paragraph" style:parent-style-name="Standard" style:next-style-name="author" style:default-outline-level="">
      <style:paragraph-properties fo:margin-left="0cm" fo:margin-right="0cm" fo:margin-top="0cm" fo:margin-bottom="0.847cm" style:contextual-spacing="false" style:line-height-at-least="0.635cm" fo:text-align="center" style:justify-single-word="false" fo:keep-together="always" fo:hyphenation-ladder-count="no-limit" fo:text-indent="0cm" style:auto-text-indent="false" fo:keep-with-next="always"/>
      <style:text-properties fo:font-size="14pt" fo:font-weight="bold" style:font-size-asian="14pt" style:font-weight-asian="bold" fo:hyphenate="false" fo:hyphenation-remain-char-count="2" fo:hyphenation-push-char-count="2" loext:hyphenation-no-caps="false"/>
    </style:style>
    <style:style style:name="papersubtitle" style:family="paragraph" style:parent-style-name="papertitle" style:next-style-name="author" style:default-outline-level="">
      <style:paragraph-properties fo:margin-top="0.212cm" fo:margin-bottom="0.847cm" style:contextual-spacing="false" style:line-height-at-least="0.494cm"/>
      <style:text-properties fo:font-size="12pt" style:font-size-asian="12pt"/>
    </style:style>
    <style:style style:name="tablecaption" style:family="paragraph" style:parent-style-name="Standard" style:next-style-name="Standard" style:default-outline-level="">
      <style:paragraph-properties fo:margin-left="0cm" fo:margin-right="0cm" fo:margin-top="0.423cm" fo:margin-bottom="0.212cm" style:contextual-spacing="false" style:line-height-at-least="0.388cm" fo:text-align="center" style:justify-single-word="false" fo:keep-together="always" fo:text-indent="0cm" style:auto-text-indent="false" fo:keep-with-next="always"/>
      <style:text-properties fo:font-size="9pt" style:font-size-asian="9pt"/>
    </style:style>
    <style:style style:name="Footnote" style:family="paragraph" style:parent-style-name="Standard" style:default-outline-level="" style:class="extra">
      <style:paragraph-properties fo:margin-left="0.4cm" fo:margin-right="0cm" style:line-height-at-least="0.388cm" fo:text-indent="-0.4cm" style:auto-text-indent="false"/>
      <style:text-properties fo:font-size="9pt" style:font-size-asian="9pt"/>
    </style:style>
    <style:style style:name="ReferenceLine" style:family="paragraph" style:parent-style-name="p1a" style:default-outline-level="">
      <style:paragraph-properties fo:line-height="0.353cm"/>
      <style:text-properties fo:font-size="8pt" style:font-size-asian="8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loext:opacity="0%"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0pt" fo:font-style="italic" fo:font-weight="normal" style:font-size-asian="10pt" style:font-style-asian="italic"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0.801cm" fo:text-indent="-0.4cm" fo:margin-left="0.801cm"/>
        </style:list-level-properties>
        <style:text-properties style:font-name="Times New Roman1"/>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style:font-name="Wingdings"/>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801cm" fo:text-indent="-0.4cm" fo:margin-left="0.801cm"/>
        </style:list-level-properties>
        <style:text-properties style:font-name="Times New Roman1"/>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style:font-name="Wingdings"/>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text:list-tab-stop-position="0.4cm" fo:text-indent="-0.4cm" fo:margin-left="0.4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1.199cm" fo:text-indent="-0.399cm" fo:margin-left="1.199cm"/>
        </style:list-level-properties>
        <style:text-properties style:font-name="Times New Roman1"/>
      </text:list-level-style-bullet>
      <text:list-level-style-bullet text:level="4" text:style-name="ListLabel_20_5" text:bullet-char="■">
        <style:list-level-properties text:list-level-position-and-space-mode="label-alignment">
          <style:list-level-label-alignment text:label-followed-by="listtab" text:list-tab-stop-position="1.6cm" fo:text-indent="-0.4cm" fo:margin-left="1.6cm"/>
        </style:list-level-properties>
        <style:text-properties style:font-name="Times New Roman1"/>
      </text:list-level-style-bullet>
      <text:list-level-style-bullet text:level="5" text:style-name="ListLabel_20_6" text:bullet-char="○">
        <style:list-level-properties text:list-level-position-and-space-mode="label-alignment">
          <style:list-level-label-alignment text:label-followed-by="listtab" text:list-tab-stop-position="2cm" fo:text-indent="-0.4cm" fo:margin-left="2cm"/>
        </style:list-level-properties>
        <style:text-properties style:font-name="Times New Roman1"/>
      </text:list-level-style-bullet>
      <text:list-level-style-bullet text:level="6" text:style-name="ListLabel_20_7"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2cm" fo:text-indent="-0.399cm" fo:margin-left="3.2cm"/>
        </style:list-level-properties>
        <style:text-properties style:font-name="Times New Roman1"/>
      </text:list-level-style-bullet>
      <text:list-level-style-bullet text:level="9" text:style-name="ListLabel_20_9" text:bullet-char="■">
        <style:list-level-properties text:list-level-position-and-space-mode="label-alignment">
          <style:list-level-label-alignment text:label-followed-by="listtab" text:list-tab-stop-position="3.6cm" fo:text-indent="-0.4cm" fo:margin-left="3.6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cm" fo:text-indent="-0.4cm" fo:margin-left="0.4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1" text:bullet-char="○">
        <style:list-level-properties text:list-level-position-and-space-mode="label-alignment">
          <style:list-level-label-alignment text:label-followed-by="listtab" text:list-tab-stop-position="1.199cm" fo:text-indent="-0.399cm" fo:margin-left="1.199cm"/>
        </style:list-level-properties>
        <style:text-properties style:font-name="Times New Roman1"/>
      </text:list-level-style-bullet>
      <text:list-level-style-bullet text:level="4" text:style-name="ListLabel_20_12" text:bullet-char="■">
        <style:list-level-properties text:list-level-position-and-space-mode="label-alignment">
          <style:list-level-label-alignment text:label-followed-by="listtab" text:list-tab-stop-position="1.6cm" fo:text-indent="-0.4cm" fo:margin-left="1.6cm"/>
        </style:list-level-properties>
        <style:text-properties style:font-name="Times New Roman1"/>
      </text:list-level-style-bullet>
      <text:list-level-style-bullet text:level="5" text:style-name="ListLabel_20_13" text:bullet-char="○">
        <style:list-level-properties text:list-level-position-and-space-mode="label-alignment">
          <style:list-level-label-alignment text:label-followed-by="listtab" text:list-tab-stop-position="2cm" fo:text-indent="-0.4cm" fo:margin-left="2cm"/>
        </style:list-level-properties>
        <style:text-properties style:font-name="Times New Roman1"/>
      </text:list-level-style-bullet>
      <text:list-level-style-bullet text:level="6" text:style-name="ListLabel_20_14"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style-name="ListLabel_20_15" text:bullet-char="○">
        <style:list-level-properties text:list-level-position-and-space-mode="label-alignment">
          <style:list-level-label-alignment text:label-followed-by="listtab" text:list-tab-stop-position="3.2cm" fo:text-indent="-0.399cm" fo:margin-left="3.2cm"/>
        </style:list-level-properties>
        <style:text-properties style:font-name="Times New Roman1"/>
      </text:list-level-style-bullet>
      <text:list-level-style-bullet text:level="9" text:style-name="ListLabel_20_16" text:bullet-char="■">
        <style:list-level-properties text:list-level-position-and-space-mode="label-alignment">
          <style:list-level-label-alignment text:label-followed-by="listtab" text:list-tab-stop-position="3.6cm" fo:text-indent="-0.4cm" fo:margin-left="3.6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seconds/>
      <number:text>tan</number:text>
      <number:day number:calendar="jewish"/>
      <number:text>a</number:text>
      <number:year number:calendar="jewish" number:style="long"/>
      <number:day number:calendar="jewish"/>
    </number:date-style>
    <number:date-style style:name="N112">
      <number:seconds/>
      <number:text>tan</number:text>
      <number:day number:calendar="jewish"/>
      <number:text>a</number:text>
      <number:year number:calendar="jewish" number:style="long"/>
      <number:day number:calendar="jewish"/>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header-left>
        <text:p text:style-name="Header"><text:page-number text:select-page="current">4</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us Richter</meta:initial-creator>
    <dc:description>Formats and macros for Springer Lecture Notes</dc:description>
    <meta:editing-cycles>13</meta:editing-cycles>
    <meta:creation-date>2017-02-26T12:30:00</meta:creation-date>
    <dc:date>2021-06-02T15:00:27.741802359</dc:date>
    <meta:editing-duration>PT4H55M24S</meta:editing-duration>
    <meta:generator>LibreOffice/7.0.6.2$Linux_X86_64 LibreOffice_project/00$Build-2</meta:generator>
    <meta:document-statistic meta:table-count="0" meta:image-count="0" meta:object-count="0" meta:page-count="4" meta:paragraph-count="68" meta:word-count="1611" meta:character-count="10570" meta:non-whitespace-character-count="9026"/>
    <meta:user-defined meta:name="AppVersion">14.0000</meta:user-defined>
    <meta:user-defined meta:name="Company">dataspect IT-Services, Neckargemuend, Germany</meta:user-defined>
    <meta:template xlink:type="simple" xlink:actuate="onRequest" xlink:title="FD33F4D0.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